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WenQuanYi Micro Hei" style:font-name-complex="Lohit Hindi"/>
    </style:style>
    <style:style style:name="ce3" style:family="table-cell" style:parent-style-name="Default" style:data-style-name="N100"/>
    <style:style style:name="ce4" style:family="table-cell" style:parent-style-name="Default">
      <style:text-properties fo:font-style="normal" style:font-style-asian="normal" style:font-style-complex="normal"/>
    </style:style>
    <style:style style:name="ce5" style:family="table-cell" style:parent-style-name="Default">
      <style:text-properties fo:color="#0000c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entred Sphere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table:number-columns-spanned="3" table:number-rows-spanned="1">
            <text:p>resolution</text:p>
          </table:table-cell>
          <table:covered-table-cell table:number-columns-repeated="2"/>
          <table:table-cell office:value-type="string">
            <text:p>mass</text:p>
          </table:table-cell>
          <table:table-cell office:value-type="string">
            <text:p>norm L1</text:p>
          </table:table-cell>
          <table:table-cell office:value-type="string">
            <text:p>Order L1</text:p>
          </table:table-cell>
          <table:table-cell office:value-type="string">
            <text:p>norm L2</text:p>
          </table:table-cell>
          <table:table-cell office:value-type="string">
            <text:p>order L2</text:p>
          </table:table-cell>
          <table:table-cell office:value-type="string">
            <text:p>norm Inf</text:p>
          </table:table-cell>
          <table:table-cell office:value-type="string">
            <text:p>order Inf</text:p>
          </table:table-cell>
        </table:table-row>
        <table:table-row table:style-name="ro2">
          <table:table-cell table:style-name="ce2" office:value-type="string" table:number-columns-spanned="10" table:number-rows-spanned="1">
            <text:p>Centred sphere 4th order colella s=2</text:p>
          </table:table-cell>
          <table:covered-table-cell table:number-columns-repeated="9"/>
        </table:table-row>
        <table:table-row table:style-name="ro1">
          <table:table-cell table:number-columns-repeated="3" office:value-type="float" office:value="20">
            <text:p>20</text:p>
          </table:table-cell>
          <table:table-cell table:style-name="ce3" office:value-type="string">
            <text:p><text:s/>0.105E+01 </text:p>
          </table:table-cell>
          <table:table-cell table:style-name="ce3" office:value-type="string">
            <text:p><text:s/>0.185E-02 </text:p>
          </table:table-cell>
          <table:table-cell/>
          <table:table-cell table:style-name="ce3" office:value-type="string">
            <text:p><text:s/>0.704E-02 </text:p>
          </table:table-cell>
          <table:table-cell/>
          <table:table-cell table:style-name="ce3" office:value-type="string">
            <text:p><text:s/>0.535E-01</text:p>
          </table:table-cell>
          <table:table-cell/>
        </table:table-row>
        <table:table-row table:style-name="ro1">
          <table:table-cell table:number-columns-repeated="3" office:value-type="float" office:value="40">
            <text:p>40</text:p>
          </table:table-cell>
          <table:table-cell table:style-name="ce3" office:value-type="string">
            <text:p><text:s/>0.101E+01 </text:p>
          </table:table-cell>
          <table:table-cell table:style-name="ce3" office:value-type="string">
            <text:p><text:s/>0.412E-03 </text:p>
          </table:table-cell>
          <table:table-cell table:formula="of:=LOG([.E3]/[.E4];2)" office:value-type="float" office:value="2.16680902822046">
            <text:p>2.1668090282</text:p>
          </table:table-cell>
          <table:table-cell table:style-name="ce3" office:value-type="string">
            <text:p><text:s/>0.122E-02 </text:p>
          </table:table-cell>
          <table:table-cell table:formula="of:=LOG([.G3]/[.G4];2)" office:value-type="float" office:value="2.52869428107441">
            <text:p>2.5286942811</text:p>
          </table:table-cell>
          <table:table-cell table:style-name="ce3" office:value-type="string">
            <text:p><text:s/>0.834E-02</text:p>
          </table:table-cell>
          <table:table-cell table:formula="of:=LOG([.I3]/[.I4];2)" office:value-type="float" office:value="2.68141960273121">
            <text:p>2.6814196027</text:p>
          </table:table-cell>
        </table:table-row>
        <table:table-row table:style-name="ro1">
          <table:table-cell table:number-columns-repeated="3" office:value-type="float" office:value="80">
            <text:p>80</text:p>
          </table:table-cell>
          <table:table-cell table:style-name="ce3" office:value-type="string">
            <text:p><text:s/>0.100E+01 </text:p>
          </table:table-cell>
          <table:table-cell table:style-name="ce3" office:value-type="string">
            <text:p><text:s/>0.713E-04 </text:p>
          </table:table-cell>
          <table:table-cell table:formula="of:=LOG([.E4]/[.E5];2)" office:value-type="float" office:value="2.53067035562669">
            <text:p>2.5306703556</text:p>
          </table:table-cell>
          <table:table-cell table:style-name="ce3" office:value-type="string">
            <text:p><text:s/>0.222E-03 </text:p>
          </table:table-cell>
          <table:table-cell table:formula="of:=LOG([.G4]/[.G5];2)" office:value-type="float" office:value="2.45824956610014">
            <text:p>2.4582495661</text:p>
          </table:table-cell>
          <table:table-cell table:style-name="ce3" office:value-type="string">
            <text:p><text:s/>0.264E-02</text:p>
          </table:table-cell>
          <table:table-cell table:formula="of:=LOG([.I4]/[.I5];2)" office:value-type="float" office:value="1.65950945408621">
            <text:p>1.6595094541</text:p>
          </table:table-cell>
        </table:table-row>
        <table:table-row table:style-name="ro1">
          <table:table-cell table:number-columns-repeated="3"/>
          <table:table-cell table:style-name="ce3" table:number-columns-repeated="2"/>
          <table:table-cell/>
          <table:table-cell table:style-name="ce3"/>
          <table:table-cell/>
          <table:table-cell table:style-name="ce3"/>
          <table:table-cell/>
        </table:table-row>
        <table:table-row table:style-name="ro3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3" table:number-columns-repeated="2"/>
          <table:table-cell/>
          <table:table-cell table:style-name="ce3"/>
          <table:table-cell/>
          <table:table-cell table:style-name="ce3"/>
          <table:table-cell/>
        </table:table-row>
        <table:table-row table:style-name="ro1" table:number-rows-repeated="4">
          <table:table-cell table:number-columns-repeated="10"/>
        </table:table-row>
        <table:table-row table:style-name="ro1" table:number-rows-repeated="2">
          <table:table-cell table:number-columns-repeated="3"/>
          <table:table-cell table:style-name="ce3" table:number-columns-repeated="2"/>
          <table:table-cell/>
          <table:table-cell table:style-name="ce3"/>
          <table:table-cell/>
          <table:table-cell table:style-name="ce3"/>
          <table:table-cell/>
        </table:table-row>
        <table:table-row table:style-name="ro1" table:number-rows-repeated="10">
          <table:table-cell table:number-columns-repeated="10"/>
        </table:table-row>
        <table:table-row table:style-name="ro1">
          <table:table-cell table:number-columns-repeated="3"/>
          <table:table-cell table:style-name="ce3" table:number-columns-repeated="2"/>
          <table:table-cell/>
          <table:table-cell table:style-name="ce3"/>
          <table:table-cell/>
          <table:table-cell table:style-name="ce3"/>
          <table:table-cell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Gaussian Sphere" table:style-name="ta1">
        <table:table-column table:style-name="co1" table:number-columns-repeated="3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row table:style-name="ro2">
          <table:table-cell table:style-name="ce1" office:value-type="string" table:number-columns-spanned="10" table:number-rows-spanned="1">
            <text:p>Gaussian 4th order colella s=2 (exact integral)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number-columns-repeated="3" office:value-type="float" office:value="16">
            <text:p>16</text:p>
          </table:table-cell>
          <table:table-cell office:value-type="string">
            <text:p><text:s/>0.109E-01 </text:p>
          </table:table-cell>
          <table:table-cell office:value-type="string">
            <text:p><text:s/>0.349E-05 </text:p>
          </table:table-cell>
          <table:table-cell/>
          <table:table-cell office:value-type="string">
            <text:p><text:s/>0.185E-04 </text:p>
          </table:table-cell>
          <table:table-cell/>
          <table:table-cell office:value-type="string">
            <text:p><text:s/>0.285E-03</text:p>
          </table:table-cell>
          <table:table-cell/>
        </table:table-row>
        <table:table-row table:style-name="ro1">
          <table:table-cell table:number-columns-repeated="3" office:value-type="float" office:value="32">
            <text:p>32</text:p>
          </table:table-cell>
          <table:table-cell office:value-type="string">
            <text:p><text:s/>0.109E-01 </text:p>
          </table:table-cell>
          <table:table-cell office:value-type="string">
            <text:p><text:s/>0.297E-06 </text:p>
          </table:table-cell>
          <table:table-cell table:formula="of:=LOG([.E2]/[.E3];2)" office:value-type="float" office:value="3.55469220029625">
            <text:p>3.5546922003</text:p>
          </table:table-cell>
          <table:table-cell office:value-type="string">
            <text:p><text:s/>0.191E-05 </text:p>
          </table:table-cell>
          <table:table-cell table:formula="of:=LOG([.G2]/[.G3];2)" office:value-type="float" office:value="3.27588072736793">
            <text:p>3.2758807274</text:p>
          </table:table-cell>
          <table:table-cell office:value-type="string">
            <text:p><text:s/>0.731E-04</text:p>
          </table:table-cell>
          <table:table-cell table:formula="of:=LOG([.I2]/[.I3];2)" office:value-type="float" office:value="1.96301860798703">
            <text:p>1.963018608</text:p>
          </table:table-cell>
        </table:table-row>
        <table:table-row table:style-name="ro1">
          <table:table-cell table:number-columns-repeated="3" office:value-type="float" office:value="64">
            <text:p>64</text:p>
          </table:table-cell>
          <table:table-cell office:value-type="string">
            <text:p><text:s/>0.109E-01 </text:p>
          </table:table-cell>
          <table:table-cell office:value-type="string">
            <text:p><text:s/>0.192E-07 </text:p>
          </table:table-cell>
          <table:table-cell table:formula="of:=LOG([.E3]/[.E4];2)" office:value-type="float" office:value="3.95128471496697">
            <text:p>3.951284715</text:p>
          </table:table-cell>
          <table:table-cell office:value-type="string">
            <text:p><text:s/>0.128E-06 </text:p>
          </table:table-cell>
          <table:table-cell table:formula="of:=LOG([.G3]/[.G4];2)" office:value-type="float" office:value="3.89935692292311">
            <text:p>3.8993569229</text:p>
          </table:table-cell>
          <table:table-cell office:value-type="string">
            <text:p><text:s/>0.637E-05</text:p>
          </table:table-cell>
          <table:table-cell table:formula="of:=LOG([.I3]/[.I4];2)" office:value-type="float" office:value="3.5205061285835">
            <text:p>3.5205061286</text:p>
          </table:table-cell>
        </table:table-row>
        <table:table-row table:style-name="ro1">
          <table:table-cell table:number-columns-repeated="10"/>
        </table:table-row>
        <table:table-row table:style-name="ro3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style-name="ce1" office:value-type="string" table:number-columns-spanned="10" table:number-rows-spanned="1">
            <text:p>Gaussian 4th order colella s=2 (non-exact)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number-columns-repeated="3" office:value-type="float" office:value="32">
            <text:p>32</text:p>
          </table:table-cell>
          <table:table-cell office:value-type="string">
            <text:p><text:s/>0.136E-02 </text:p>
          </table:table-cell>
          <table:table-cell office:value-type="string">
            <text:p><text:s/>0.304E-06 </text:p>
          </table:table-cell>
          <table:table-cell/>
          <table:table-cell office:value-type="string">
            <text:p><text:s/>0.289E-05 </text:p>
          </table:table-cell>
          <table:table-cell/>
          <table:table-cell office:value-type="string">
            <text:p><text:s/>0.133E-03</text:p>
          </table:table-cell>
          <table:table-cell/>
        </table:table-row>
        <table:table-row table:style-name="ro1">
          <table:table-cell table:number-columns-repeated="3" office:value-type="float" office:value="64">
            <text:p>64</text:p>
          </table:table-cell>
          <table:table-cell office:value-type="string">
            <text:p><text:s/>0.136E-02 </text:p>
          </table:table-cell>
          <table:table-cell office:value-type="string">
            <text:p><text:s/>0.398E-07 </text:p>
          </table:table-cell>
          <table:table-cell table:formula="of:=LOG([.E8]/[.E9];2)" office:value-type="float" office:value="2.9332309877873">
            <text:p>2.9332309878</text:p>
          </table:table-cell>
          <table:table-cell office:value-type="string">
            <text:p><text:s/>0.317E-06 </text:p>
          </table:table-cell>
          <table:table-cell table:formula="of:=LOG([.G8]/[.G9];2)" office:value-type="float" office:value="3.18851474724863">
            <text:p>3.1885147472</text:p>
          </table:table-cell>
          <table:table-cell office:value-type="string">
            <text:p><text:s/>0.379E-04</text:p>
          </table:table-cell>
          <table:table-cell table:formula="of:=LOG([.I8]/[.I9];2)" office:value-type="float" office:value="1.81115649221746">
            <text:p>1.8111564922</text:p>
          </table:table-cell>
        </table:table-row>
        <table:table-row table:style-name="ro1">
          <table:table-cell table:number-columns-repeated="3" office:value-type="float" office:value="128">
            <text:p>128</text:p>
          </table:table-cell>
          <table:table-cell office:value-type="string">
            <text:p><text:s/>0.136E-02 </text:p>
          </table:table-cell>
          <table:table-cell office:value-type="string">
            <text:p><text:s/>0.984E-09 </text:p>
          </table:table-cell>
          <table:table-cell table:formula="of:=LOG([.E9]/[.E10];2)" office:value-type="float" office:value="5.33796630497913">
            <text:p>5.337966305</text:p>
          </table:table-cell>
          <table:table-cell office:value-type="string">
            <text:p><text:s/>0.202E-07 </text:p>
          </table:table-cell>
          <table:table-cell table:formula="of:=LOG([.G9]/[.G10];2)" office:value-type="float" office:value="3.97205564227497">
            <text:p>3.9720556423</text:p>
          </table:table-cell>
          <table:table-cell office:value-type="string">
            <text:p><text:s/>0.312E-05</text:p>
          </table:table-cell>
          <table:table-cell table:formula="of:=LOG([.I9]/[.I10];2)" office:value-type="float" office:value="3.60257991419621">
            <text:p>3.6025799142</text:p>
          </table:table-cell>
        </table:table-row>
        <table:table-row table:style-name="ro1">
          <table:table-cell table:style-name="ce4" office:value-type="float" office:value="256">
            <text:p>256</text:p>
          </table:table-cell>
          <table:table-cell table:number-columns-repeated="2" office:value-type="float" office:value="256">
            <text:p>256</text:p>
          </table:table-cell>
          <table:table-cell office:value-type="string">
            <text:p><text:s/>0.136E-02 </text:p>
          </table:table-cell>
          <table:table-cell office:value-type="string">
            <text:p><text:s/>0.628E-10 </text:p>
          </table:table-cell>
          <table:table-cell table:formula="of:=LOG([.E10]/[.E11];2)" office:value-type="float" office:value="3.96982185133498">
            <text:p>3.9698218513</text:p>
          </table:table-cell>
          <table:table-cell office:value-type="string">
            <text:p><text:s/>0.127E-08 </text:p>
          </table:table-cell>
          <table:table-cell table:formula="of:=LOG([.G10]/[.G11];2)" office:value-type="float" office:value="3.99145489086699">
            <text:p>3.9914548909</text:p>
          </table:table-cell>
          <table:table-cell office:value-type="string">
            <text:p><text:s/>0.209E-06</text:p>
          </table:table-cell>
          <table:table-cell table:formula="of:=LOG([.I10]/[.I11];2)" office:value-type="float" office:value="3.89997118166873">
            <text:p>3.8999711817</text:p>
          </table:table-cell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 table:number-rows-repeated="4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Default"/>
          <table:table-cell/>
        </table:table-row>
        <table:table-row table:style-name="ro1">
          <table:table-cell table:style-name="ce5"/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Others" table:style-name="ta1">
        <table:table-column table:style-name="co1" table:number-columns-repeated="3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number-columns-repeated="9" table:default-cell-style-name="Default"/>
        <table:table-row table:style-name="ro1">
          <table:table-cell table:style-name="ce1" office:value-type="string" table:number-columns-spanned="3" table:number-rows-spanned="1">
            <text:p>resolution</text:p>
          </table:table-cell>
          <table:covered-table-cell table:number-columns-repeated="2"/>
          <table:table-cell table:style-name="Default" office:value-type="string">
            <text:p>mass</text:p>
          </table:table-cell>
          <table:table-cell table:style-name="Default" office:value-type="string">
            <text:p>norm L1</text:p>
          </table:table-cell>
          <table:table-cell office:value-type="string">
            <text:p>Order L1</text:p>
          </table:table-cell>
          <table:table-cell table:style-name="Default" office:value-type="string">
            <text:p>norm L2</text:p>
          </table:table-cell>
          <table:table-cell office:value-type="string">
            <text:p>order L2</text:p>
          </table:table-cell>
          <table:table-cell table:style-name="Default" office:value-type="string">
            <text:p>norm Inf</text:p>
          </table:table-cell>
          <table:table-cell office:value-type="string">
            <text:p>order Inf</text:p>
          </table:table-cell>
          <table:table-cell table:number-columns-repeated="8"/>
        </table:table-row>
        <table:table-row table:style-name="ro2">
          <table:table-cell table:style-name="ce1" office:value-type="string" table:number-columns-spanned="10" table:number-rows-spanned="1">
            <text:p>Sinusoidal 4th order colella s=2 (exact integral)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table-cell table:number-columns-repeated="8"/>
        </table:table-row>
        <table:table-row table:style-name="ro1">
          <table:table-cell table:number-columns-repeated="3" office:value-type="float" office:value="5">
            <text:p>5</text:p>
          </table:table-cell>
          <table:table-cell/>
          <table:table-cell office:value-type="string">
            <text:p><text:s/>0.592E-02 </text:p>
          </table:table-cell>
          <table:table-cell/>
          <table:table-cell office:value-type="string">
            <text:p><text:s/>0.790E-02 </text:p>
          </table:table-cell>
          <table:table-cell/>
          <table:table-cell office:value-type="string">
            <text:p><text:s/>0.242E-01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10">
            <text:p>10</text:p>
          </table:table-cell>
          <table:table-cell/>
          <table:table-cell office:value-type="string">
            <text:p><text:s/>0.363E-03 </text:p>
          </table:table-cell>
          <table:table-cell table:formula="of:=LOG([.E3]/[.E4];2)" office:value-type="float" office:value="4.02755572252056">
            <text:p>4.0275557225</text:p>
          </table:table-cell>
          <table:table-cell office:value-type="string">
            <text:p><text:s/>0.511E-03 </text:p>
          </table:table-cell>
          <table:table-cell table:formula="of:=LOG([.G3]/[.G4];2)" office:value-type="float" office:value="3.95045745701421">
            <text:p>3.950457457</text:p>
          </table:table-cell>
          <table:table-cell office:value-type="string">
            <text:p><text:s/>0.153E-02</text:p>
          </table:table-cell>
          <table:table-cell table:formula="of:=LOG([.I3]/[.I4];2)" office:value-type="float" office:value="3.98340348946931">
            <text:p>3.9834034895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0">
            <text:p>20</text:p>
          </table:table-cell>
          <table:table-cell/>
          <table:table-cell office:value-type="string">
            <text:p><text:s/>0.216E-04 </text:p>
          </table:table-cell>
          <table:table-cell table:formula="of:=LOG([.E4]/[.E5];2)" office:value-type="float" office:value="4.07086633071965">
            <text:p>4.0708663307</text:p>
          </table:table-cell>
          <table:table-cell office:value-type="string">
            <text:p><text:s/>0.315E-04 </text:p>
          </table:table-cell>
          <table:table-cell table:formula="of:=LOG([.G4]/[.G5];2)" office:value-type="float" office:value="4.01989955743771">
            <text:p>4.0198995574</text:p>
          </table:table-cell>
          <table:table-cell office:value-type="string">
            <text:p><text:s/>0.991E-04</text:p>
          </table:table-cell>
          <table:table-cell table:formula="of:=LOG([.I4]/[.I5];2)" office:value-type="float" office:value="3.94850278528089">
            <text:p>3.9485027853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0">
            <text:p>40</text:p>
          </table:table-cell>
          <table:table-cell/>
          <table:table-cell office:value-type="string">
            <text:p><text:s/>0.130E-05 </text:p>
          </table:table-cell>
          <table:table-cell table:formula="of:=LOG([.E5]/[.E6];2)" office:value-type="float" office:value="4.05444778402238">
            <text:p>4.054447784</text:p>
          </table:table-cell>
          <table:table-cell office:value-type="string">
            <text:p><text:s/>0.193E-05 </text:p>
          </table:table-cell>
          <table:table-cell table:formula="of:=LOG([.G5]/[.G6];2)" office:value-type="float" office:value="4.02867907600656">
            <text:p>4.028679076</text:p>
          </table:table-cell>
          <table:table-cell office:value-type="string">
            <text:p><text:s/>0.621E-05</text:p>
          </table:table-cell>
          <table:table-cell table:formula="of:=LOG([.I5]/[.I6];2)" office:value-type="float" office:value="3.99621988385337">
            <text:p>3.9962198839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80">
            <text:p>80</text:p>
          </table:table-cell>
          <table:table-cell/>
          <table:table-cell office:value-type="string">
            <text:p><text:s/>0.795E-07 </text:p>
          </table:table-cell>
          <table:table-cell table:formula="of:=LOG([.E6]/[.E7];2)" office:value-type="float" office:value="4.03141295263146">
            <text:p>4.0314129526</text:p>
          </table:table-cell>
          <table:table-cell office:value-type="string">
            <text:p><text:s/>0.120E-06 </text:p>
          </table:table-cell>
          <table:table-cell table:formula="of:=LOG([.G6]/[.G7];2)" office:value-type="float" office:value="4.00749453654692">
            <text:p>4.0074945365</text:p>
          </table:table-cell>
          <table:table-cell office:value-type="string">
            <text:p><text:s/>0.388E-06</text:p>
          </table:table-cell>
          <table:table-cell table:formula="of:=LOG([.I6]/[.I7];2)" office:value-type="float" office:value="4.00046471092072">
            <text:p>4.0004647109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2">
          <table:table-cell table:style-name="ce1" office:value-type="string" table:number-columns-spanned="10" table:number-rows-spanned="1">
            <text:p>Sinusoidal 4th order colella s=2 (non exact)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table-cell table:number-columns-repeated="8"/>
        </table:table-row>
        <table:table-row table:style-name="ro1">
          <table:table-cell table:number-columns-repeated="3" office:value-type="float" office:value="5">
            <text:p>5</text:p>
          </table:table-cell>
          <table:table-cell office:value-type="string">
            <text:p>-0.198E-06 </text:p>
          </table:table-cell>
          <table:table-cell office:value-type="string">
            <text:p><text:s/>0.100E-01 </text:p>
          </table:table-cell>
          <table:table-cell/>
          <table:table-cell office:value-type="string">
            <text:p><text:s/>0.134E-01 </text:p>
          </table:table-cell>
          <table:table-cell/>
          <table:table-cell office:value-type="string">
            <text:p><text:s/>0.410E-01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10">
            <text:p>10</text:p>
          </table:table-cell>
          <table:table-cell office:value-type="string">
            <text:p>-0.189E-06 </text:p>
          </table:table-cell>
          <table:table-cell office:value-type="string">
            <text:p><text:s/>0.598E-03 </text:p>
          </table:table-cell>
          <table:table-cell table:formula="of:=LOG([.E10]/[.E11];2)" office:value-type="float" office:value="4.06371070535134">
            <text:p>4.0637107054</text:p>
          </table:table-cell>
          <table:table-cell office:value-type="string">
            <text:p><text:s/>0.841E-03 </text:p>
          </table:table-cell>
          <table:table-cell table:formula="of:=LOG([.G10]/[.G11];2)" office:value-type="float" office:value="3.99398338997735">
            <text:p>3.99398339</text:p>
          </table:table-cell>
          <table:table-cell office:value-type="string">
            <text:p><text:s/>0.251E-02</text:p>
          </table:table-cell>
          <table:table-cell table:formula="of:=LOG([.I10]/[.I11];2)" office:value-type="float" office:value="4.02986464044204">
            <text:p>4.0298646404</text:p>
          </table:table-cell>
          <table:table-cell table:number-columns-repeated="3"/>
          <table:table-cell table:style-name="ce3" table:number-columns-repeated="4"/>
          <table:table-cell/>
        </table:table-row>
        <table:table-row table:style-name="ro1">
          <table:table-cell table:number-columns-repeated="3" office:value-type="float" office:value="20">
            <text:p>20</text:p>
          </table:table-cell>
          <table:table-cell office:value-type="string">
            <text:p>-0.186E-06 </text:p>
          </table:table-cell>
          <table:table-cell office:value-type="string">
            <text:p><text:s/>0.352E-04 </text:p>
          </table:table-cell>
          <table:table-cell table:formula="of:=LOG([.E11]/[.E12];2)" office:value-type="float" office:value="4.08649815044817">
            <text:p>4.0864981504</text:p>
          </table:table-cell>
          <table:table-cell office:value-type="string">
            <text:p><text:s/>0.514E-04 </text:p>
          </table:table-cell>
          <table:table-cell table:formula="of:=LOG([.G11]/[.G12];2)" office:value-type="float" office:value="4.03226553594863">
            <text:p>4.0322655359</text:p>
          </table:table-cell>
          <table:table-cell office:value-type="string">
            <text:p><text:s/>0.162E-03</text:p>
          </table:table-cell>
          <table:table-cell table:formula="of:=LOG([.I11]/[.I12];2)" office:value-type="float" office:value="3.95362164595351">
            <text:p>3.953621646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0">
            <text:p>40</text:p>
          </table:table-cell>
          <table:table-cell office:value-type="string">
            <text:p>-0.186E-06 </text:p>
          </table:table-cell>
          <table:table-cell office:value-type="string">
            <text:p><text:s/>0.212E-05 </text:p>
          </table:table-cell>
          <table:table-cell table:formula="of:=LOG([.E12]/[.E13];2)" office:value-type="float" office:value="4.05343925896146">
            <text:p>4.053439259</text:p>
          </table:table-cell>
          <table:table-cell office:value-type="string">
            <text:p><text:s/>0.315E-05 </text:p>
          </table:table-cell>
          <table:table-cell table:formula="of:=LOG([.G12]/[.G13];2)" office:value-type="float" office:value="4.02834462569396">
            <text:p>4.0283446257</text:p>
          </table:table-cell>
          <table:table-cell office:value-type="string">
            <text:p><text:s/>0.101E-04</text:p>
          </table:table-cell>
          <table:table-cell table:formula="of:=LOG([.I12]/[.I13];2)" office:value-type="float" office:value="4.00356661502019">
            <text:p>4.003566615</text:p>
          </table:table-cell>
          <table:table-cell table:number-columns-repeated="4"/>
          <table:table-cell table:style-name="ce3" table:number-columns-repeated="4"/>
        </table:table-row>
        <table:table-row table:style-name="ro1">
          <table:table-cell table:number-columns-repeated="3" office:value-type="float" office:value="80">
            <text:p>80</text:p>
          </table:table-cell>
          <table:table-cell office:value-type="string">
            <text:p>-0.186E-06 </text:p>
          </table:table-cell>
          <table:table-cell office:value-type="string">
            <text:p><text:s/>0.130E-06 </text:p>
          </table:table-cell>
          <table:table-cell table:formula="of:=LOG([.E13]/[.E14];2)" office:value-type="float" office:value="4.02748073642211">
            <text:p>4.0274807364</text:p>
          </table:table-cell>
          <table:table-cell office:value-type="string">
            <text:p><text:s/>0.195E-06 </text:p>
          </table:table-cell>
          <table:table-cell table:formula="of:=LOG([.G13]/[.G14];2)" office:value-type="float" office:value="4.01380579952503">
            <text:p>4.0138057995</text:p>
          </table:table-cell>
          <table:table-cell office:value-type="string">
            <text:p><text:s/>0.632E-06</text:p>
          </table:table-cell>
          <table:table-cell table:formula="of:=LOG([.I13]/[.I14];2)" office:value-type="float" office:value="3.99828692434942">
            <text:p>3.9982869243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60">
            <text:p>160</text:p>
          </table:table-cell>
          <table:table-cell office:value-type="string">
            <text:p>-0.186E-06 </text:p>
          </table:table-cell>
          <table:table-cell office:value-type="string">
            <text:p><text:s/>0.800E-08 </text:p>
          </table:table-cell>
          <table:table-cell table:formula="of:=LOG([.E14]/[.E15];2)" office:value-type="float" office:value="4.02236781302845">
            <text:p>4.022367813</text:p>
          </table:table-cell>
          <table:table-cell office:value-type="string">
            <text:p><text:s/>0.121E-07 </text:p>
          </table:table-cell>
          <table:table-cell table:formula="of:=LOG([.G14]/[.G15];2)" office:value-type="float" office:value="4.01039517136238">
            <text:p>4.0103951714</text:p>
          </table:table-cell>
          <table:table-cell office:value-type="string">
            <text:p><text:s/>0.394E-07</text:p>
          </table:table-cell>
          <table:table-cell table:formula="of:=LOG([.I14]/[.I15];2)" office:value-type="float" office:value="4.00365702360809">
            <text:p>4.0036570236</text:p>
          </table:table-cell>
          <table:table-cell table:number-columns-repeated="8"/>
        </table:table-row>
        <table:table-row table:style-name="ro2">
          <table:table-cell table:style-name="ce1" office:value-type="string" table:number-columns-spanned="10" table:number-rows-spanned="1">
            <text:p>6th order Ploynomial 4th order colella s=2 (exact integral)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table-cell table:number-columns-repeated="8"/>
        </table:table-row>
        <table:table-row table:style-name="ro1">
          <table:table-cell table:number-columns-repeated="3" office:value-type="float" office:value="5">
            <text:p>5</text:p>
          </table:table-cell>
          <table:table-cell/>
          <table:table-cell office:value-type="string">
            <text:p><text:s/>0.433E-01 </text:p>
          </table:table-cell>
          <table:table-cell/>
          <table:table-cell office:value-type="string">
            <text:p><text:s/>0.458E-01 </text:p>
          </table:table-cell>
          <table:table-cell/>
          <table:table-cell office:value-type="string">
            <text:p><text:s/>0.806E-01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10">
            <text:p>10</text:p>
          </table:table-cell>
          <table:table-cell/>
          <table:table-cell office:value-type="string">
            <text:p><text:s/>0.196E-02 </text:p>
          </table:table-cell>
          <table:table-cell table:formula="of:=LOG([.E17]/[.E18];2)" office:value-type="float" office:value="4.46544146549888">
            <text:p>4.4654414655</text:p>
          </table:table-cell>
          <table:table-cell office:value-type="string">
            <text:p><text:s/>0.219E-02 </text:p>
          </table:table-cell>
          <table:table-cell table:formula="of:=LOG([.G17]/[.G18];2)" office:value-type="float" office:value="4.38634482338313">
            <text:p>4.3863448234</text:p>
          </table:table-cell>
          <table:table-cell office:value-type="string">
            <text:p><text:s/>0.425E-02</text:p>
          </table:table-cell>
          <table:table-cell table:formula="of:=LOG([.I17]/[.I18];2)" office:value-type="float" office:value="4.24524509239027">
            <text:p>4.2452450924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0">
            <text:p>20</text:p>
          </table:table-cell>
          <table:table-cell/>
          <table:table-cell office:value-type="string">
            <text:p><text:s/>0.101E-03 </text:p>
          </table:table-cell>
          <table:table-cell table:formula="of:=LOG([.E18]/[.E19];2)" office:value-type="float" office:value="4.27842645625078">
            <text:p>4.2784264563</text:p>
          </table:table-cell>
          <table:table-cell office:value-type="string">
            <text:p><text:s/>0.118E-03 </text:p>
          </table:table-cell>
          <table:table-cell table:formula="of:=LOG([.G18]/[.G19];2)" office:value-type="float" office:value="4.2140721051267">
            <text:p>4.2140721051</text:p>
          </table:table-cell>
          <table:table-cell office:value-type="string">
            <text:p><text:s/>0.248E-03</text:p>
          </table:table-cell>
          <table:table-cell table:formula="of:=LOG([.I18]/[.I19];2)" office:value-type="float" office:value="4.09905081552555">
            <text:p>4.0990508155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0">
            <text:p>40</text:p>
          </table:table-cell>
          <table:table-cell/>
          <table:table-cell office:value-type="string">
            <text:p><text:s/>0.571E-05 </text:p>
          </table:table-cell>
          <table:table-cell table:formula="of:=LOG([.E19]/[.E20];2)" office:value-type="float" office:value="4.14472073716368">
            <text:p>4.1447207372</text:p>
          </table:table-cell>
          <table:table-cell office:value-type="string">
            <text:p><text:s/>0.685E-05 </text:p>
          </table:table-cell>
          <table:table-cell table:formula="of:=LOG([.G19]/[.G20];2)" office:value-type="float" office:value="4.10653906128868">
            <text:p>4.1065390613</text:p>
          </table:table-cell>
          <table:table-cell office:value-type="string">
            <text:p><text:s/>0.149E-04</text:p>
          </table:table-cell>
          <table:table-cell table:formula="of:=LOG([.I19]/[.I20];2)" office:value-type="float" office:value="4.05695588481208">
            <text:p>4.0569558848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80">
            <text:p>80</text:p>
          </table:table-cell>
          <table:table-cell/>
          <table:table-cell office:value-type="string">
            <text:p><text:s/>0.338E-06 </text:p>
          </table:table-cell>
          <table:table-cell table:formula="of:=LOG([.E20]/[.E21];2)" office:value-type="float" office:value="4.07839559396802">
            <text:p>4.078395594</text:p>
          </table:table-cell>
          <table:table-cell office:value-type="string">
            <text:p><text:s/>0.411E-06 </text:p>
          </table:table-cell>
          <table:table-cell table:formula="of:=LOG([.G20]/[.G21];2)" office:value-type="float" office:value="4.05889368905357">
            <text:p>4.0588936891</text:p>
          </table:table-cell>
          <table:table-cell office:value-type="string">
            <text:p><text:s/>0.910E-06</text:p>
          </table:table-cell>
          <table:table-cell table:formula="of:=LOG([.I20]/[.I21];2)" office:value-type="float" office:value="4.03330197515083">
            <text:p>4.0333019752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2">
          <table:table-cell table:style-name="ce1" office:value-type="string" table:number-columns-spanned="10" table:number-rows-spanned="1">
            <text:p>6th order Ploynomial 4th order colella s=2 (non exact)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table-cell table:number-columns-repeated="8"/>
        </table:table-row>
        <table:table-row table:style-name="ro1">
          <table:table-cell table:number-columns-repeated="3" office:value-type="float" office:value="5">
            <text:p>5</text:p>
          </table:table-cell>
          <table:table-cell office:value-type="string">
            <text:p><text:s/>0.997E+01 </text:p>
          </table:table-cell>
          <table:table-cell office:value-type="string">
            <text:p><text:s/>0.706E-01 </text:p>
          </table:table-cell>
          <table:table-cell/>
          <table:table-cell office:value-type="string">
            <text:p><text:s/>0.746E-01 </text:p>
          </table:table-cell>
          <table:table-cell/>
          <table:table-cell office:value-type="string">
            <text:p><text:s/>0.131E+00</text:p>
          </table:table-cell>
          <table:table-cell table:number-columns-repeated="4"/>
          <table:table-cell table:style-name="ce3" table:number-columns-repeated="3"/>
          <table:table-cell table:number-columns-repeated="2"/>
        </table:table-row>
        <table:table-row table:style-name="ro1">
          <table:table-cell table:number-columns-repeated="3" office:value-type="float" office:value="10">
            <text:p>10</text:p>
          </table:table-cell>
          <table:table-cell office:value-type="string">
            <text:p><text:s/>0.111E+02 </text:p>
          </table:table-cell>
          <table:table-cell office:value-type="string">
            <text:p><text:s/>0.319E-02 </text:p>
          </table:table-cell>
          <table:table-cell table:formula="of:=LOG([.E24]/[.E25];2)" office:value-type="float" office:value="4.46803985439367">
            <text:p>4.4680398544</text:p>
          </table:table-cell>
          <table:table-cell office:value-type="string">
            <text:p><text:s/>0.357E-02 </text:p>
          </table:table-cell>
          <table:table-cell table:formula="of:=LOG([.G24]/[.G25];2)" office:value-type="float" office:value="4.3851796511135">
            <text:p>4.3851796511</text:p>
          </table:table-cell>
          <table:table-cell office:value-type="string">
            <text:p><text:s/>0.692E-02</text:p>
          </table:table-cell>
          <table:table-cell table:formula="of:=LOG([.I24]/[.I25];2)" office:value-type="float" office:value="4.24265096367545">
            <text:p>4.2426509637</text:p>
          </table:table-cell>
          <table:table-cell table:number-columns-repeated="3"/>
          <table:table-cell table:style-name="ce3" table:number-columns-repeated="3"/>
          <table:table-cell table:number-columns-repeated="2"/>
        </table:table-row>
        <table:table-row table:style-name="ro1">
          <table:table-cell table:number-columns-repeated="3" office:value-type="float" office:value="20">
            <text:p>20</text:p>
          </table:table-cell>
          <table:table-cell office:value-type="string">
            <text:p><text:s/>0.114E+02 </text:p>
          </table:table-cell>
          <table:table-cell office:value-type="string">
            <text:p><text:s/>0.165E-03 </text:p>
          </table:table-cell>
          <table:table-cell table:formula="of:=LOG([.E25]/[.E26];2)" office:value-type="float" office:value="4.27301849440642">
            <text:p>4.2730184944</text:p>
          </table:table-cell>
          <table:table-cell office:value-type="string">
            <text:p><text:s/>0.193E-03 </text:p>
          </table:table-cell>
          <table:table-cell table:formula="of:=LOG([.G25]/[.G26];2)" office:value-type="float" office:value="4.20925132164838">
            <text:p>4.2092513216</text:p>
          </table:table-cell>
          <table:table-cell office:value-type="string">
            <text:p><text:s/>0.403E-03</text:p>
          </table:table-cell>
          <table:table-cell table:formula="of:=LOG([.I25]/[.I26];2)" office:value-type="float" office:value="4.10192029399612">
            <text:p>4.101920294</text:p>
          </table:table-cell>
          <table:table-cell table:number-columns-repeated="3"/>
          <table:table-cell table:style-name="ce3" table:number-columns-repeated="3"/>
          <table:table-cell table:number-columns-repeated="2"/>
        </table:table-row>
        <table:table-row table:style-name="ro1">
          <table:table-cell table:number-columns-repeated="3" office:value-type="float" office:value="40">
            <text:p>40</text:p>
          </table:table-cell>
          <table:table-cell office:value-type="string">
            <text:p><text:s/>0.114E+02 </text:p>
          </table:table-cell>
          <table:table-cell office:value-type="string">
            <text:p><text:s/>0.930E-05 </text:p>
          </table:table-cell>
          <table:table-cell table:formula="of:=LOG([.E26]/[.E27];2)" office:value-type="float" office:value="4.14909149802515">
            <text:p>4.149091498</text:p>
          </table:table-cell>
          <table:table-cell office:value-type="string">
            <text:p><text:s/>0.112E-04 </text:p>
          </table:table-cell>
          <table:table-cell table:formula="of:=LOG([.G26]/[.G27];2)" office:value-type="float" office:value="4.10703021009784">
            <text:p>4.1070302101</text:p>
          </table:table-cell>
          <table:table-cell office:value-type="string">
            <text:p><text:s/>0.242E-04</text:p>
          </table:table-cell>
          <table:table-cell table:formula="of:=LOG([.I26]/[.I27];2)" office:value-type="float" office:value="4.05770088614074">
            <text:p>4.0577008861</text:p>
          </table:table-cell>
          <table:table-cell table:number-columns-repeated="3"/>
          <table:table-cell table:style-name="ce3" table:number-columns-repeated="3"/>
          <table:table-cell table:number-columns-repeated="2"/>
        </table:table-row>
        <table:table-row table:style-name="ro1">
          <table:table-cell table:number-columns-repeated="3" office:value-type="float" office:value="80">
            <text:p>80</text:p>
          </table:table-cell>
          <table:table-cell office:value-type="string">
            <text:p><text:s/>0.115E+02 </text:p>
          </table:table-cell>
          <table:table-cell office:value-type="string">
            <text:p><text:s/>0.550E-06 </text:p>
          </table:table-cell>
          <table:table-cell table:formula="of:=LOG([.E27]/[.E28];2)" office:value-type="float" office:value="4.07972719247073">
            <text:p>4.0797271925</text:p>
          </table:table-cell>
          <table:table-cell office:value-type="string">
            <text:p><text:s/>0.670E-06 </text:p>
          </table:table-cell>
          <table:table-cell table:formula="of:=LOG([.G27]/[.G28];2)" office:value-type="float" office:value="4.06319382648719">
            <text:p>4.0631938265</text:p>
          </table:table-cell>
          <table:table-cell office:value-type="string">
            <text:p><text:s/>0.148E-05</text:p>
          </table:table-cell>
          <table:table-cell table:formula="of:=LOG([.I27]/[.I28];2)" office:value-type="float" office:value="4.03133796653301">
            <text:p>4.0313379665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60">
            <text:p>160</text:p>
          </table:table-cell>
          <table:table-cell office:value-type="string">
            <text:p><text:s/>0.115E+02 </text:p>
          </table:table-cell>
          <table:table-cell office:value-type="string">
            <text:p><text:s/>0.334E-07 </text:p>
          </table:table-cell>
          <table:table-cell table:formula="of:=LOG([.E28]/[.E29];2)" office:value-type="float" office:value="4.04151161082533">
            <text:p>4.0415116108</text:p>
          </table:table-cell>
          <table:table-cell office:value-type="string">
            <text:p><text:s/>0.411E-07 </text:p>
          </table:table-cell>
          <table:table-cell table:formula="of:=LOG([.G28]/[.G29];2)" office:value-type="float" office:value="4.02695079655082">
            <text:p>4.0269507966</text:p>
          </table:table-cell>
          <table:table-cell office:value-type="string">
            <text:p><text:s/>0.916E-07</text:p>
          </table:table-cell>
          <table:table-cell table:formula="of:=LOG([.I28]/[.I29];2)" office:value-type="float" office:value="4.01410576730673">
            <text:p>4.0141057673</text:p>
          </table:table-cell>
          <table:table-cell table:number-columns-repeated="8"/>
        </table:table-row>
        <table:table-row table:style-name="ro2">
          <table:table-cell table:style-name="ce1" office:value-type="string" table:number-columns-spanned="10" table:number-rows-spanned="1">
            <text:p>Uniform density 4th order colella s=2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table-cell table:number-columns-repeated="8"/>
        </table:table-row>
        <table:table-row table:style-name="ro1">
          <table:table-cell table:number-columns-repeated="3" office:value-type="float" office:value="16">
            <text:p>16</text:p>
          </table:table-cell>
          <table:table-cell office:value-type="string">
            <text:p><text:s/>0.100E+01 </text:p>
          </table:table-cell>
          <table:table-cell office:value-type="string">
            <text:p><text:s/>0.484E-15 </text:p>
          </table:table-cell>
          <table:table-cell/>
          <table:table-cell office:value-type="string">
            <text:p><text:s/>0.569E-15 </text:p>
          </table:table-cell>
          <table:table-cell/>
          <table:table-cell office:value-type="string">
            <text:p><text:s/>0.133E-14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32">
            <text:p>32</text:p>
          </table:table-cell>
          <table:table-cell office:value-type="string">
            <text:p><text:s/>0.100E+01 </text:p>
          </table:table-cell>
          <table:table-cell office:value-type="string">
            <text:p><text:s/>0.173E-14 </text:p>
          </table:table-cell>
          <table:table-cell table:formula="of:=LOG([.E31]/[.E32];2)" office:value-type="float" office:value="-1.83769308524949">
            <text:p>-1.8376930852</text:p>
          </table:table-cell>
          <table:table-cell office:value-type="string">
            <text:p><text:s/>0.206E-14 </text:p>
          </table:table-cell>
          <table:table-cell table:formula="of:=LOG([.G31]/[.G32];2)" office:value-type="float" office:value="-1.856143779764">
            <text:p>-1.8561437798</text:p>
          </table:table-cell>
          <table:table-cell office:value-type="string">
            <text:p><text:s/>0.472E-14</text:p>
          </table:table-cell>
          <table:table-cell table:formula="of:=LOG([.I31]/[.I32];2)" office:value-type="float" office:value="-1.82736061386065">
            <text:p>-1.8273606139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64">
            <text:p>64</text:p>
          </table:table-cell>
          <table:table-cell office:value-type="string">
            <text:p><text:s/>0.100E+01 </text:p>
          </table:table-cell>
          <table:table-cell office:value-type="string">
            <text:p><text:s/>0.628E-14 </text:p>
          </table:table-cell>
          <table:table-cell table:formula="of:=LOG([.E32]/[.E33];2)" office:value-type="float" office:value="-1.8599925212549">
            <text:p>-1.8599925213</text:p>
          </table:table-cell>
          <table:table-cell office:value-type="string">
            <text:p><text:s/>0.763E-14 </text:p>
          </table:table-cell>
          <table:table-cell table:formula="of:=LOG([.G32]/[.G33];2)" office:value-type="float" office:value="-1.88903871965131">
            <text:p>-1.8890387197</text:p>
          </table:table-cell>
          <table:table-cell office:value-type="string">
            <text:p><text:s/>0.173E-13</text:p>
          </table:table-cell>
          <table:table-cell table:formula="of:=LOG([.I32]/[.I33];2)" office:value-type="float" office:value="-1.87391327316225">
            <text:p>-1.8739132732</text:p>
          </table:table-cell>
          <table:table-cell table:number-columns-repeated="8"/>
        </table:table-row>
        <table:table-row table:style-name="ro1" table:number-rows-repeated="6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>
          <table:table-cell table:number-columns-repeated="3" office:value-type="float" office:value="5">
            <text:p>5</text:p>
          </table:table-cell>
          <table:table-cell office:value-type="string">
            <text:p>-0.198E-06 </text:p>
          </table:table-cell>
          <table:table-cell office:value-type="string">
            <text:p><text:s/>0.803E-01 </text:p>
          </table:table-cell>
          <table:table-cell/>
          <table:table-cell office:value-type="string">
            <text:p><text:s/>0.107E+00 </text:p>
          </table:table-cell>
          <table:table-cell/>
          <table:table-cell office:value-type="string">
            <text:p><text:s/>0.410E-01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10">
            <text:p>10</text:p>
          </table:table-cell>
          <table:table-cell office:value-type="string">
            <text:p>-0.189E-06 </text:p>
          </table:table-cell>
          <table:table-cell office:value-type="string">
            <text:p><text:s/>0.478E-02 </text:p>
          </table:table-cell>
          <table:table-cell table:formula="of:=LOG([.E40]/[.E41];2)" office:value-type="float" office:value="4.07031746442393">
            <text:p>4.0703174644</text:p>
          </table:table-cell>
          <table:table-cell office:value-type="string">
            <text:p><text:s/>0.673E-02 </text:p>
          </table:table-cell>
          <table:table-cell table:formula="of:=LOG([.G40]/[.G41];2)" office:value-type="float" office:value="3.99086048156555">
            <text:p>3.9908604816</text:p>
          </table:table-cell>
          <table:table-cell office:value-type="string">
            <text:p><text:s/>0.251E-02</text:p>
          </table:table-cell>
          <table:table-cell table:formula="of:=LOG([.I40]/[.I41];2)" office:value-type="float" office:value="4.02986464044204">
            <text:p>4.0298646404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0">
            <text:p>20</text:p>
          </table:table-cell>
          <table:table-cell office:value-type="string">
            <text:p>-0.186E-06 </text:p>
          </table:table-cell>
          <table:table-cell office:value-type="string">
            <text:p><text:s/>0.282E-03 </text:p>
          </table:table-cell>
          <table:table-cell table:formula="of:=LOG([.E41]/[.E42];2)" office:value-type="float" office:value="4.08324355046932">
            <text:p>4.0832435505</text:p>
          </table:table-cell>
          <table:table-cell office:value-type="string">
            <text:p><text:s/>0.411E-03 </text:p>
          </table:table-cell>
          <table:table-cell table:formula="of:=LOG([.G41]/[.G42];2)" office:value-type="float" office:value="4.033396205816">
            <text:p>4.0333962058</text:p>
          </table:table-cell>
          <table:table-cell office:value-type="string">
            <text:p><text:s/>0.162E-03</text:p>
          </table:table-cell>
          <table:table-cell table:formula="of:=LOG([.I41]/[.I42];2)" office:value-type="float" office:value="3.95362164595351">
            <text:p>3.953621646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0">
            <text:p>40</text:p>
          </table:table-cell>
          <table:table-cell office:value-type="string">
            <text:p>-0.186E-06 </text:p>
          </table:table-cell>
          <table:table-cell office:value-type="string">
            <text:p><text:s/>0.170E-04 </text:p>
          </table:table-cell>
          <table:table-cell table:formula="of:=LOG([.E42]/[.E43];2)" office:value-type="float" office:value="4.05208851114845">
            <text:p>4.0520885111</text:p>
          </table:table-cell>
          <table:table-cell office:value-type="string">
            <text:p><text:s/>0.252E-04 </text:p>
          </table:table-cell>
          <table:table-cell table:formula="of:=LOG([.G42]/[.G43];2)" office:value-type="float" office:value="4.02764275506913">
            <text:p>4.0276427551</text:p>
          </table:table-cell>
          <table:table-cell office:value-type="string">
            <text:p><text:s/>0.101E-04</text:p>
          </table:table-cell>
          <table:table-cell table:formula="of:=LOG([.I42]/[.I43];2)" office:value-type="float" office:value="4.00356661502019">
            <text:p>4.003566615</text:p>
          </table:table-cell>
          <table:table-cell table:number-columns-repeated="8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 table:number-rows-repeated="2">
          <table:table-cell table:number-columns-repeated="18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 table:number-rows-repeated="2">
          <table:table-cell table:number-columns-repeated="18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 table:number-rows-repeated="2">
          <table:table-cell table:number-columns-repeated="18"/>
        </table:table-row>
        <table:table-row table:style-name="ro1" table:number-rows-repeated="4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9"/>
        </table:table-row>
      </table:table>
      <table:table table:name="Colella2" table:style-name="ta1">
        <table:table-column table:style-name="co1" table:number-columns-repeated="3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row table:style-name="ro2">
          <table:table-cell table:style-name="ce1" office:value-type="string" table:number-columns-spanned="10" table:number-rows-spanned="1">
            <text:p>Gaussian 2nd order colella s=2 (whole domain)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number-columns-repeated="3" office:value-type="float" office:value="16">
            <text:p>16</text:p>
          </table:table-cell>
          <table:table-cell office:value-type="string">
            <text:p><text:s/>0.109E-01 </text:p>
          </table:table-cell>
          <table:table-cell office:value-type="string">
            <text:p><text:s/>0.107E-02 </text:p>
          </table:table-cell>
          <table:table-cell/>
          <table:table-cell office:value-type="string">
            <text:p><text:s/>0.228E-02 </text:p>
          </table:table-cell>
          <table:table-cell/>
          <table:table-cell office:value-type="string">
            <text:p><text:s/>0.347E-01</text:p>
          </table:table-cell>
          <table:table-cell/>
        </table:table-row>
        <table:table-row table:style-name="ro1">
          <table:table-cell table:number-columns-repeated="3" office:value-type="float" office:value="32">
            <text:p>32</text:p>
          </table:table-cell>
          <table:table-cell office:value-type="string">
            <text:p><text:s/>0.109E-01 </text:p>
          </table:table-cell>
          <table:table-cell office:value-type="string">
            <text:p><text:s/>0.230E-03 </text:p>
          </table:table-cell>
          <table:table-cell table:formula="of:=LOG([.E2]/[.E3];2)" office:value-type="float" office:value="2.21790503034413">
            <text:p>2.2179050303</text:p>
          </table:table-cell>
          <table:table-cell office:value-type="string">
            <text:p><text:s/>0.499E-03 </text:p>
          </table:table-cell>
          <table:table-cell table:formula="of:=LOG([.G2]/[.G3];2)" office:value-type="float" office:value="2.19192210371484">
            <text:p>2.1919221037</text:p>
          </table:table-cell>
          <table:table-cell office:value-type="string">
            <text:p><text:s/>0.124E-01</text:p>
          </table:table-cell>
          <table:table-cell table:formula="of:=LOG([.I2]/[.I3];2)" office:value-type="float" office:value="1.48459554219139">
            <text:p>1.4845955422</text:p>
          </table:table-cell>
        </table:table-row>
        <table:table-row table:style-name="ro1">
          <table:table-cell table:number-columns-repeated="3" office:value-type="float" office:value="64">
            <text:p>64</text:p>
          </table:table-cell>
          <table:table-cell office:value-type="string">
            <text:p><text:s/>0.109E-01 </text:p>
          </table:table-cell>
          <table:table-cell office:value-type="string">
            <text:p><text:s/>0.549E-04 </text:p>
          </table:table-cell>
          <table:table-cell table:formula="of:=LOG([.E3]/[.E4];2)" office:value-type="float" office:value="2.06675580682654">
            <text:p>2.0667558068</text:p>
          </table:table-cell>
          <table:table-cell office:value-type="string">
            <text:p><text:s/>0.119E-03 </text:p>
          </table:table-cell>
          <table:table-cell table:formula="of:=LOG([.G3]/[.G4];2)" office:value-type="float" office:value="2.06807824202932">
            <text:p>2.068078242</text:p>
          </table:table-cell>
          <table:table-cell office:value-type="string">
            <text:p><text:s/>0.313E-02</text:p>
          </table:table-cell>
          <table:table-cell table:formula="of:=LOG([.I3]/[.I4];2)" office:value-type="float" office:value="1.98610555834162">
            <text:p>1.9861055583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style-name="ce1" office:value-type="string" table:number-columns-spanned="10" table:number-rows-spanned="1">
            <text:p>Uniform density 2nd order colella s=2</text:p>
          </table:table-cell>
          <table:covered-table-cell table:number-columns-repeated="9"/>
        </table:table-row>
        <table:table-row table:style-name="ro1">
          <table:table-cell table:number-columns-repeated="3" office:value-type="float" office:value="16">
            <text:p>16</text:p>
          </table:table-cell>
          <table:table-cell office:value-type="string">
            <text:p><text:s/>0.707E-01 </text:p>
          </table:table-cell>
          <table:table-cell office:value-type="string">
            <text:p><text:s/>0.303E-14 </text:p>
          </table:table-cell>
          <table:table-cell/>
          <table:table-cell office:value-type="string">
            <text:p><text:s/>0.346E-14 </text:p>
          </table:table-cell>
          <table:table-cell/>
          <table:table-cell office:value-type="string">
            <text:p><text:s/>0.722E-14</text:p>
          </table:table-cell>
          <table:table-cell/>
        </table:table-row>
        <table:table-row table:style-name="ro1">
          <table:table-cell table:number-columns-repeated="3" office:value-type="float" office:value="32">
            <text:p>32</text:p>
          </table:table-cell>
          <table:table-cell office:value-type="string">
            <text:p><text:s/>0.707E-01 </text:p>
          </table:table-cell>
          <table:table-cell office:value-type="string">
            <text:p><text:s/>0.105E-13 </text:p>
          </table:table-cell>
          <table:table-cell table:formula="of:=LOG([.E7]/[.E8];2)" office:value-type="float" office:value="-1.79299962908053">
            <text:p>-1.7929996291</text:p>
          </table:table-cell>
          <table:table-cell office:value-type="string">
            <text:p><text:s/>0.125E-13 </text:p>
          </table:table-cell>
          <table:table-cell table:formula="of:=LOG([.G7]/[.G8];2)" office:value-type="float" office:value="-1.85308415191272">
            <text:p>-1.8530841519</text:p>
          </table:table-cell>
          <table:table-cell office:value-type="string">
            <text:p><text:s/>0.271E-13</text:p>
          </table:table-cell>
          <table:table-cell table:formula="of:=LOG([.I7]/[.I8];2)" office:value-type="float" office:value="-1.90822210935406">
            <text:p>-1.9082221094</text:p>
          </table:table-cell>
        </table:table-row>
        <table:table-row table:style-name="ro1">
          <table:table-cell table:number-columns-repeated="3" office:value-type="float" office:value="64">
            <text:p>64</text:p>
          </table:table-cell>
          <table:table-cell office:value-type="string">
            <text:p><text:s/>0.707E-01 </text:p>
          </table:table-cell>
          <table:table-cell office:value-type="string">
            <text:p><text:s/>0.397E-13 </text:p>
          </table:table-cell>
          <table:table-cell table:formula="of:=LOG([.E8]/[.E9];2)" office:value-type="float" office:value="-1.91874967947684">
            <text:p>-1.9187496795</text:p>
          </table:table-cell>
          <table:table-cell office:value-type="string">
            <text:p><text:s/>0.480E-13 </text:p>
          </table:table-cell>
          <table:table-cell table:formula="of:=LOG([.G8]/[.G9];2)" office:value-type="float" office:value="-1.94110631094643">
            <text:p>-1.9411063109</text:p>
          </table:table-cell>
          <table:table-cell office:value-type="string">
            <text:p><text:s/>0.105E-12</text:p>
          </table:table-cell>
          <table:table-cell table:formula="of:=LOG([.I8]/[.I9];2)" office:value-type="float" office:value="-1.95402457119961">
            <text:p>-1.9540245712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style-name="ce1" office:value-type="string" table:number-columns-spanned="10" table:number-rows-spanned="1">
            <text:p>6th order Ploynomial 2nd order colella s=2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number-columns-repeated="3" office:value-type="float" office:value="5">
            <text:p>5</text:p>
          </table:table-cell>
          <table:table-cell/>
          <table:table-cell office:value-type="string">
            <text:p><text:s/>0.278E+00 </text:p>
          </table:table-cell>
          <table:table-cell/>
          <table:table-cell office:value-type="string">
            <text:p><text:s/>0.279E+00 </text:p>
          </table:table-cell>
          <table:table-cell/>
          <table:table-cell office:value-type="string">
            <text:p><text:s/>0.333E+00</text:p>
          </table:table-cell>
          <table:table-cell/>
        </table:table-row>
        <table:table-row table:style-name="ro1">
          <table:table-cell table:number-columns-repeated="3" office:value-type="float" office:value="10">
            <text:p>10</text:p>
          </table:table-cell>
          <table:table-cell/>
          <table:table-cell office:value-type="string">
            <text:p><text:s/>0.524E-01 </text:p>
          </table:table-cell>
          <table:table-cell table:formula="of:=LOG([.E13]/[.E14];2)" office:value-type="float" office:value="2.40744616607342">
            <text:p>2.4074461661</text:p>
          </table:table-cell>
          <table:table-cell office:value-type="string">
            <text:p><text:s/>0.545E-01 </text:p>
          </table:table-cell>
          <table:table-cell table:formula="of:=LOG([.G13]/[.G14];2)" office:value-type="float" office:value="2.35593698705226">
            <text:p>2.3559369871</text:p>
          </table:table-cell>
          <table:table-cell office:value-type="string">
            <text:p><text:s/>0.743E-01</text:p>
          </table:table-cell>
          <table:table-cell table:formula="of:=LOG([.I13]/[.I14];2)" office:value-type="float" office:value="2.16408806142003">
            <text:p>2.1640880614</text:p>
          </table:table-cell>
        </table:table-row>
        <table:table-row table:style-name="ro1">
          <table:table-cell table:number-columns-repeated="3" office:value-type="float" office:value="20">
            <text:p>20</text:p>
          </table:table-cell>
          <table:table-cell/>
          <table:table-cell office:value-type="string">
            <text:p><text:s/>0.105E-01 </text:p>
          </table:table-cell>
          <table:table-cell table:formula="of:=LOG([.E14]/[.E15];2)" office:value-type="float" office:value="2.31917748387133">
            <text:p>2.3191774839</text:p>
          </table:table-cell>
          <table:table-cell office:value-type="string">
            <text:p><text:s/>0.113E-01 </text:p>
          </table:table-cell>
          <table:table-cell table:formula="of:=LOG([.G14]/[.G15];2)" office:value-type="float" office:value="2.2699334572491">
            <text:p>2.2699334572</text:p>
          </table:table-cell>
          <table:table-cell office:value-type="string">
            <text:p><text:s/>0.167E-01</text:p>
          </table:table-cell>
          <table:table-cell table:formula="of:=LOG([.I14]/[.I15];2)" office:value-type="float" office:value="2.15351410806454">
            <text:p>2.1535141081</text:p>
          </table:table-cell>
        </table:table-row>
        <table:table-row table:style-name="ro1">
          <table:table-cell table:number-columns-repeated="3" office:value-type="float" office:value="40">
            <text:p>40</text:p>
          </table:table-cell>
          <table:table-cell/>
          <table:table-cell office:value-type="string">
            <text:p><text:s/>0.230E-02 </text:p>
          </table:table-cell>
          <table:table-cell table:formula="of:=LOG([.E15]/[.E16];2)" office:value-type="float" office:value="2.19068356160911">
            <text:p>2.1906835616</text:p>
          </table:table-cell>
          <table:table-cell office:value-type="string">
            <text:p><text:s/>0.254E-02 </text:p>
          </table:table-cell>
          <table:table-cell table:formula="of:=LOG([.G15]/[.G16];2)" office:value-type="float" office:value="2.15342237053038">
            <text:p>2.1534223705</text:p>
          </table:table-cell>
          <table:table-cell office:value-type="string">
            <text:p><text:s/>0.388E-02</text:p>
          </table:table-cell>
          <table:table-cell table:formula="of:=LOG([.I15]/[.I16];2)" office:value-type="float" office:value="2.10571954517429">
            <text:p>2.1057195452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style-name="ce1" office:value-type="string" table:number-columns-spanned="10" table:number-rows-spanned="1">
            <text:p>Sinusoidal 2nd order colella s=2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number-columns-repeated="3" office:value-type="float" office:value="5">
            <text:p>5</text:p>
          </table:table-cell>
          <table:table-cell/>
          <table:table-cell office:value-type="string">
            <text:p><text:s/>0.427E-01 </text:p>
          </table:table-cell>
          <table:table-cell/>
          <table:table-cell office:value-type="string">
            <text:p><text:s/>0.574E-01 </text:p>
          </table:table-cell>
          <table:table-cell/>
          <table:table-cell office:value-type="string">
            <text:p><text:s/>0.177E+00</text:p>
          </table:table-cell>
          <table:table-cell/>
        </table:table-row>
        <table:table-row table:style-name="ro1">
          <table:table-cell table:number-columns-repeated="3" office:value-type="float" office:value="10">
            <text:p>10</text:p>
          </table:table-cell>
          <table:table-cell/>
          <table:table-cell office:value-type="string">
            <text:p><text:s/>0.875E-02 </text:p>
          </table:table-cell>
          <table:table-cell table:formula="of:=LOG([.E20]/[.E21];2)" office:value-type="float" office:value="2.28688114778816">
            <text:p>2.2868811478</text:p>
          </table:table-cell>
          <table:table-cell office:value-type="string">
            <text:p><text:s/>0.123E-01 </text:p>
          </table:table-cell>
          <table:table-cell table:formula="of:=LOG([.G20]/[.G21];2)" office:value-type="float" office:value="2.22239242133645">
            <text:p>2.2223924213</text:p>
          </table:table-cell>
          <table:table-cell office:value-type="string">
            <text:p><text:s/>0.369E-01</text:p>
          </table:table-cell>
          <table:table-cell table:formula="of:=LOG([.I20]/[.I21];2)" office:value-type="float" office:value="2.26205663890996">
            <text:p>2.2620566389</text:p>
          </table:table-cell>
        </table:table-row>
        <table:table-row table:style-name="ro1">
          <table:table-cell table:number-columns-repeated="3" office:value-type="float" office:value="20">
            <text:p>20</text:p>
          </table:table-cell>
          <table:table-cell/>
          <table:table-cell office:value-type="string">
            <text:p><text:s/>0.198E-02 </text:p>
          </table:table-cell>
          <table:table-cell table:formula="of:=LOG([.E21]/[.E22];2)" office:value-type="float" office:value="2.14378258664008">
            <text:p>2.1437825866</text:p>
          </table:table-cell>
          <table:table-cell office:value-type="string">
            <text:p><text:s/>0.288E-02 </text:p>
          </table:table-cell>
          <table:table-cell table:formula="of:=LOG([.G21]/[.G22];2)" office:value-type="float" office:value="2.09451759878429">
            <text:p>2.0945175988</text:p>
          </table:table-cell>
          <table:table-cell office:value-type="string">
            <text:p><text:s/>0.909E-02</text:p>
          </table:table-cell>
          <table:table-cell table:formula="of:=LOG([.I21]/[.I22];2)" office:value-type="float" office:value="2.02126861675365">
            <text:p>2.0212686168</text:p>
          </table:table-cell>
        </table:table-row>
        <table:table-row table:style-name="ro1">
          <table:table-cell table:number-columns-repeated="3" office:value-type="float" office:value="40">
            <text:p>40</text:p>
          </table:table-cell>
          <table:table-cell/>
          <table:table-cell office:value-type="string">
            <text:p><text:s/>0.470E-03 </text:p>
          </table:table-cell>
          <table:table-cell table:formula="of:=LOG([.E22]/[.E23];2)" office:value-type="float" office:value="2.07476776840197">
            <text:p>2.0747677684</text:p>
          </table:table-cell>
          <table:table-cell office:value-type="string">
            <text:p><text:s/>0.700E-03 </text:p>
          </table:table-cell>
          <table:table-cell table:formula="of:=LOG([.G22]/[.G23];2)" office:value-type="float" office:value="2.04064198449735">
            <text:p>2.0406419845</text:p>
          </table:table-cell>
          <table:table-cell office:value-type="string">
            <text:p><text:s/>0.225E-02</text:p>
          </table:table-cell>
          <table:table-cell table:formula="of:=LOG([.I22]/[.I23];2)" office:value-type="float" office:value="2.01435529297707">
            <text:p>2.014355293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style-name="ce2" office:value-type="string" table:number-columns-spanned="10" table:number-rows-spanned="1">
            <text:p>Centred sphere 2th order colella s=2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number-columns-repeated="3" office:value-type="float" office:value="20">
            <text:p>20</text:p>
          </table:table-cell>
          <table:table-cell office:value-type="string">
            <text:p><text:s/>0.105E+01 </text:p>
          </table:table-cell>
          <table:table-cell office:value-type="string">
            <text:p><text:s/>0.375E-02 </text:p>
          </table:table-cell>
          <table:table-cell/>
          <table:table-cell office:value-type="string">
            <text:p><text:s/>0.131E-01 </text:p>
          </table:table-cell>
          <table:table-cell/>
          <table:table-cell office:value-type="string">
            <text:p><text:s/>0.624E-01</text:p>
          </table:table-cell>
          <table:table-cell/>
        </table:table-row>
        <table:table-row table:style-name="ro1">
          <table:table-cell table:number-columns-repeated="3" office:value-type="float" office:value="40">
            <text:p>40</text:p>
          </table:table-cell>
          <table:table-cell office:value-type="string">
            <text:p><text:s/>0.101E+01 </text:p>
          </table:table-cell>
          <table:table-cell office:value-type="string">
            <text:p><text:s/>0.666E-03 </text:p>
          </table:table-cell>
          <table:table-cell table:formula="of:=LOG([.E27]/[.E28];2)" office:value-type="float" office:value="2.49329651319934">
            <text:p>2.4932965132</text:p>
          </table:table-cell>
          <table:table-cell office:value-type="string">
            <text:p><text:s/>0.206E-02 </text:p>
          </table:table-cell>
          <table:table-cell table:formula="of:=LOG([.G27]/[.G28];2)" office:value-type="float" office:value="2.66885056924159">
            <text:p>2.6688505692</text:p>
          </table:table-cell>
          <table:table-cell office:value-type="string">
            <text:p><text:s/>0.122E-01</text:p>
          </table:table-cell>
          <table:table-cell table:formula="of:=LOG([.I27]/[.I28];2)" office:value-type="float" office:value="2.35466488129936">
            <text:p>2.3546648813</text:p>
          </table:table-cell>
        </table:table-row>
        <table:table-row table:style-name="ro1">
          <table:table-cell table:number-columns-repeated="3" office:value-type="float" office:value="80">
            <text:p>80</text:p>
          </table:table-cell>
          <table:table-cell office:value-type="string">
            <text:p><text:s/>0.100E+01 </text:p>
          </table:table-cell>
          <table:table-cell office:value-type="string">
            <text:p><text:s/>0.107E-03 </text:p>
          </table:table-cell>
          <table:table-cell table:formula="of:=LOG([.E28]/[.E29];2)" office:value-type="float" office:value="2.63791138067012">
            <text:p>2.6379113807</text:p>
          </table:table-cell>
          <table:table-cell office:value-type="string">
            <text:p><text:s/>0.324E-03 </text:p>
          </table:table-cell>
          <table:table-cell table:formula="of:=LOG([.G28]/[.G29];2)" office:value-type="float" office:value="2.66857861918596">
            <text:p>2.6685786192</text:p>
          </table:table-cell>
          <table:table-cell office:value-type="string">
            <text:p><text:s/>0.273E-02</text:p>
          </table:table-cell>
          <table:table-cell table:formula="of:=LOG([.I28]/[.I29];2)" office:value-type="float" office:value="2.1599082915304">
            <text:p>2.159908291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style-name="ce2" office:value-type="string" table:number-columns-spanned="10" table:number-rows-spanned="1">
            <text:p>Off centred sphere 2nd order colella s=2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number-columns-repeated="3" office:value-type="float" office:value="20">
            <text:p>20</text:p>
          </table:table-cell>
          <table:table-cell office:value-type="string">
            <text:p><text:s/>0.955E+00 </text:p>
          </table:table-cell>
          <table:table-cell office:value-type="string">
            <text:p><text:s/>0.887E-03 </text:p>
          </table:table-cell>
          <table:table-cell/>
          <table:table-cell office:value-type="string">
            <text:p><text:s/>0.283E-02 </text:p>
          </table:table-cell>
          <table:table-cell/>
          <table:table-cell office:value-type="string">
            <text:p><text:s/>0.364E-01</text:p>
          </table:table-cell>
          <table:table-cell/>
        </table:table-row>
        <table:table-row table:style-name="ro1">
          <table:table-cell table:number-columns-repeated="3" office:value-type="float" office:value="40">
            <text:p>40</text:p>
          </table:table-cell>
          <table:table-cell office:value-type="string">
            <text:p><text:s/>0.104E+01 </text:p>
          </table:table-cell>
          <table:table-cell office:value-type="string">
            <text:p><text:s/>0.184E-03 </text:p>
          </table:table-cell>
          <table:table-cell table:formula="of:=LOG([.E32]/[.E33];2)" office:value-type="float" office:value="2.26922833824405">
            <text:p>2.2692283382</text:p>
          </table:table-cell>
          <table:table-cell office:value-type="string">
            <text:p><text:s/>0.520E-03 </text:p>
          </table:table-cell>
          <table:table-cell table:formula="of:=LOG([.G32]/[.G33];2)" office:value-type="float" office:value="2.44421852469079">
            <text:p>2.4442185247</text:p>
          </table:table-cell>
          <table:table-cell office:value-type="string">
            <text:p><text:s/>0.997E-02</text:p>
          </table:table-cell>
          <table:table-cell table:formula="of:=LOG([.I32]/[.I33];2)" office:value-type="float" office:value="1.86827304068786">
            <text:p>1.8682730407</text:p>
          </table:table-cell>
        </table:table-row>
        <table:table-row table:style-name="ro1">
          <table:table-cell table:number-columns-repeated="3" office:value-type="float" office:value="80">
            <text:p>80</text:p>
          </table:table-cell>
          <table:table-cell office:value-type="string">
            <text:p><text:s/>0.101E+01 </text:p>
          </table:table-cell>
          <table:table-cell office:value-type="string">
            <text:p><text:s/>0.431E-04 </text:p>
          </table:table-cell>
          <table:table-cell table:formula="of:=LOG([.E33]/[.E34];2)" office:value-type="float" office:value="2.09394599185528">
            <text:p>2.0939459919</text:p>
          </table:table-cell>
          <table:table-cell office:value-type="string">
            <text:p><text:s/>0.172E-03 </text:p>
          </table:table-cell>
          <table:table-cell table:formula="of:=LOG([.G33]/[.G34];2)" office:value-type="float" office:value="1.59610305832636">
            <text:p>1.5961030583</text:p>
          </table:table-cell>
          <table:table-cell office:value-type="string">
            <text:p><text:s/>0.406E-02</text:p>
          </table:table-cell>
          <table:table-cell table:formula="of:=LOG([.I33]/[.I34];2)" office:value-type="float" office:value="1.29611377721302">
            <text:p>1.2961137772</text:p>
          </table:table-cell>
        </table:table-row>
        <table:table-row table:style-name="ro3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style-name="ce1" office:value-type="string" table:number-columns-spanned="10" table:number-rows-spanned="1">
            <text:p>Centred cosine density 2nd order colella s=2 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number-columns-repeated="3" office:value-type="float" office:value="20">
            <text:p>20</text:p>
          </table:table-cell>
          <table:table-cell office:value-type="string">
            <text:p><text:s/>0.665E+00 </text:p>
          </table:table-cell>
          <table:table-cell office:value-type="string">
            <text:p><text:s/>0.452E-02 </text:p>
          </table:table-cell>
          <table:table-cell/>
          <table:table-cell office:value-type="string">
            <text:p><text:s/>0.164E-01 </text:p>
          </table:table-cell>
          <table:table-cell/>
          <table:table-cell office:value-type="string">
            <text:p><text:s/>0.979E-01</text:p>
          </table:table-cell>
          <table:table-cell/>
        </table:table-row>
        <table:table-row table:style-name="ro1">
          <table:table-cell table:number-columns-repeated="3" office:value-type="float" office:value="40">
            <text:p>40</text:p>
          </table:table-cell>
          <table:table-cell office:value-type="string">
            <text:p><text:s/>0.641E+00 </text:p>
          </table:table-cell>
          <table:table-cell office:value-type="string">
            <text:p><text:s/>0.108E-02 </text:p>
          </table:table-cell>
          <table:table-cell table:formula="of:=LOG([.E38]/[.E39];2)" office:value-type="float" office:value="2.06529146025172">
            <text:p>2.0652914603</text:p>
          </table:table-cell>
          <table:table-cell office:value-type="string">
            <text:p><text:s/>0.424E-02 </text:p>
          </table:table-cell>
          <table:table-cell table:formula="of:=LOG([.G38]/[.G39];2)" office:value-type="float" office:value="1.95155964494225">
            <text:p>1.9515596449</text:p>
          </table:table-cell>
          <table:table-cell office:value-type="string">
            <text:p><text:s/>0.406E-01</text:p>
          </table:table-cell>
          <table:table-cell table:formula="of:=LOG([.I38]/[.I39];2)" office:value-type="float" office:value="1.26982913241852">
            <text:p>1.2698291324</text:p>
          </table:table-cell>
        </table:table-row>
        <table:table-row table:style-name="ro1">
          <table:table-cell table:number-columns-repeated="3" office:value-type="float" office:value="80">
            <text:p>80</text:p>
          </table:table-cell>
          <table:table-cell office:value-type="string">
            <text:p><text:s/>0.637E+00 </text:p>
          </table:table-cell>
          <table:table-cell office:value-type="string">
            <text:p><text:s/>0.692E-03 </text:p>
          </table:table-cell>
          <table:table-cell table:formula="of:=LOG([.E39]/[.E40];2)" office:value-type="float" office:value="0.642187369414106">
            <text:p>0.6421873694</text:p>
          </table:table-cell>
          <table:table-cell office:value-type="string">
            <text:p><text:s/>0.347E-02 </text:p>
          </table:table-cell>
          <table:table-cell table:formula="of:=LOG([.G39]/[.G40];2)" office:value-type="float" office:value="0.289128601984938">
            <text:p>0.289128602</text:p>
          </table:table-cell>
          <table:table-cell office:value-type="string">
            <text:p><text:s/>0.502E-01</text:p>
          </table:table-cell>
          <table:table-cell table:formula="of:=LOG([.I39]/[.I40];2)" office:value-type="float" office:value="-0.306207636765596">
            <text:p>-0.3062076368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</table:table>
      <table:table table:name="CFD4" table:style-name="ta1">
        <table:table-column table:style-name="co1" table:number-columns-repeated="3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ce1" office:value-type="string" table:number-columns-spanned="10" table:number-rows-spanned="1">
            <text:p>Gaussian 4th order central s=2 (whole domain)</text:p>
          </table:table-cell>
          <table:covered-table-cell table:number-columns-repeated="9"/>
        </table:table-row>
        <table:table-row table:style-name="ro1">
          <table:table-cell table:number-columns-repeated="3" office:value-type="float" office:value="16">
            <text:p>16</text:p>
          </table:table-cell>
          <table:table-cell office:value-type="string">
            <text:p><text:s/>0.109E-01 </text:p>
          </table:table-cell>
          <table:table-cell office:value-type="string">
            <text:p><text:s/>0.293E-03 </text:p>
          </table:table-cell>
          <table:table-cell/>
          <table:table-cell office:value-type="string">
            <text:p><text:s/>0.942E-03 </text:p>
          </table:table-cell>
          <table:table-cell/>
          <table:table-cell office:value-type="string">
            <text:p><text:s/>0.109E-01</text:p>
          </table:table-cell>
          <table:table-cell/>
        </table:table-row>
        <table:table-row table:style-name="ro1">
          <table:table-cell table:number-columns-repeated="3" office:value-type="float" office:value="32">
            <text:p>32</text:p>
          </table:table-cell>
          <table:table-cell office:value-type="string">
            <text:p><text:s/>0.109E-01 </text:p>
          </table:table-cell>
          <table:table-cell office:value-type="string">
            <text:p><text:s/>0.196E-04 </text:p>
          </table:table-cell>
          <table:table-cell table:formula="of:=LOG([.E2]/[.E3];2)" office:value-type="float" office:value="3.9019751051944">
            <text:p>3.9019751052</text:p>
          </table:table-cell>
          <table:table-cell office:value-type="string">
            <text:p><text:s/>0.834E-04 </text:p>
          </table:table-cell>
          <table:table-cell table:formula="of:=LOG([.G2]/[.G3];2)" office:value-type="float" office:value="3.49760777105548">
            <text:p>3.4976077711</text:p>
          </table:table-cell>
          <table:table-cell office:value-type="string">
            <text:p><text:s/>0.244E-02</text:p>
          </table:table-cell>
          <table:table-cell table:formula="of:=LOG([.I2]/[.I3];2)" office:value-type="float" office:value="2.1593750821014">
            <text:p>2.1593750821</text:p>
          </table:table-cell>
        </table:table-row>
        <table:table-row table:style-name="ro1">
          <table:table-cell table:number-columns-repeated="3" office:value-type="float" office:value="64">
            <text:p>64</text:p>
          </table:table-cell>
          <table:table-cell office:value-type="string">
            <text:p><text:s/>0.109E-01 </text:p>
          </table:table-cell>
          <table:table-cell office:value-type="string">
            <text:p><text:s/>0.127E-05 </text:p>
          </table:table-cell>
          <table:table-cell table:formula="of:=LOG([.E3]/[.E4];2)" office:value-type="float" office:value="3.9479532522304">
            <text:p>3.9479532522</text:p>
          </table:table-cell>
          <table:table-cell office:value-type="string">
            <text:p><text:s/>0.558E-05 </text:p>
          </table:table-cell>
          <table:table-cell table:formula="of:=LOG([.G3]/[.G4];2)" office:value-type="float" office:value="3.90171035650284">
            <text:p>3.9017103565</text:p>
          </table:table-cell>
          <table:table-cell office:value-type="string">
            <text:p><text:s/>0.202E-03</text:p>
          </table:table-cell>
          <table:table-cell table:formula="of:=LOG([.I3]/[.I4];2)" office:value-type="float" office:value="3.59445394969845">
            <text:p>3.5944539497</text:p>
          </table:table-cell>
        </table:table-row>
        <table:table-row table:style-name="ro3" table:number-rows-repeated="2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style-name="ce1" office:value-type="string" table:number-columns-spanned="10" table:number-rows-spanned="1">
            <text:p>6th order Ploynomial 4th order central s=2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number-columns-repeated="3" office:value-type="float" office:value="5">
            <text:p>5</text:p>
          </table:table-cell>
          <table:table-cell/>
          <table:table-cell office:value-type="string">
            <text:p><text:s/>0.959E-01 </text:p>
          </table:table-cell>
          <table:table-cell/>
          <table:table-cell office:value-type="string">
            <text:p><text:s/>0.102E+00 </text:p>
          </table:table-cell>
          <table:table-cell/>
          <table:table-cell office:value-type="string">
            <text:p><text:s/>0.183E+00</text:p>
          </table:table-cell>
          <table:table-cell/>
        </table:table-row>
        <table:table-row table:style-name="ro1">
          <table:table-cell table:number-columns-repeated="3" office:value-type="float" office:value="10">
            <text:p>10</text:p>
          </table:table-cell>
          <table:table-cell/>
          <table:table-cell office:value-type="string">
            <text:p><text:s/>0.449E-02 </text:p>
          </table:table-cell>
          <table:table-cell table:formula="of:=LOG([.E8]/[.E9];2)" office:value-type="float" office:value="4.41674346516435">
            <text:p>4.4167434652</text:p>
          </table:table-cell>
          <table:table-cell office:value-type="string">
            <text:p><text:s/>0.504E-02 </text:p>
          </table:table-cell>
          <table:table-cell table:formula="of:=LOG([.G8]/[.G9];2)" office:value-type="float" office:value="4.3390016082463">
            <text:p>4.3390016082</text:p>
          </table:table-cell>
          <table:table-cell office:value-type="string">
            <text:p><text:s/>0.989E-02</text:p>
          </table:table-cell>
          <table:table-cell table:formula="of:=LOG([.I8]/[.I9];2)" office:value-type="float" office:value="4.20972931729966">
            <text:p>4.2097293173</text:p>
          </table:table-cell>
        </table:table-row>
        <table:table-row table:style-name="ro1">
          <table:table-cell table:number-columns-repeated="3" office:value-type="float" office:value="20">
            <text:p>20</text:p>
          </table:table-cell>
          <table:table-cell/>
          <table:table-cell office:value-type="string">
            <text:p><text:s/>0.236E-03 </text:p>
          </table:table-cell>
          <table:table-cell table:formula="of:=LOG([.E9]/[.E10];2)" office:value-type="float" office:value="4.24985668026667">
            <text:p>4.2498566803</text:p>
          </table:table-cell>
          <table:table-cell office:value-type="string">
            <text:p><text:s/>0.276E-03 </text:p>
          </table:table-cell>
          <table:table-cell table:formula="of:=LOG([.G9]/[.G10];2)" office:value-type="float" office:value="4.19068356160911">
            <text:p>4.1906835616</text:p>
          </table:table-cell>
          <table:table-cell office:value-type="string">
            <text:p><text:s/>0.582E-03</text:p>
          </table:table-cell>
          <table:table-cell table:formula="of:=LOG([.I9]/[.I10];2)" office:value-type="float" office:value="4.08687946273819">
            <text:p>4.0868794627</text:p>
          </table:table-cell>
        </table:table-row>
        <table:table-row table:style-name="ro1">
          <table:table-cell table:number-columns-repeated="3" office:value-type="float" office:value="40">
            <text:p>40</text:p>
          </table:table-cell>
          <table:table-cell/>
          <table:table-cell office:value-type="string">
            <text:p><text:s/>0.134E-04 </text:p>
          </table:table-cell>
          <table:table-cell table:formula="of:=LOG([.E10]/[.E11];2)" office:value-type="float" office:value="4.13848195379143">
            <text:p>4.1384819538</text:p>
          </table:table-cell>
          <table:table-cell office:value-type="string">
            <text:p><text:s/>0.161E-04 </text:p>
          </table:table-cell>
          <table:table-cell table:formula="of:=LOG([.G10]/[.G11];2)" office:value-type="float" office:value="4.09953567355092">
            <text:p>4.0995356736</text:p>
          </table:table-cell>
          <table:table-cell office:value-type="string">
            <text:p><text:s/>0.351E-04</text:p>
          </table:table-cell>
          <table:table-cell table:formula="of:=LOG([.I10]/[.I11];2)" office:value-type="float" office:value="4.05147621749109">
            <text:p>4.0514762175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 table:number-columns-spanned="10" table:number-rows-spanned="1">
            <text:p>Sinusoidal 4th order central s=2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number-columns-repeated="3" office:value-type="float" office:value="5">
            <text:p>5</text:p>
          </table:table-cell>
          <table:table-cell/>
          <table:table-cell office:value-type="string">
            <text:p><text:s/>0.134E-01 </text:p>
          </table:table-cell>
          <table:table-cell/>
          <table:table-cell office:value-type="string">
            <text:p><text:s/>0.180E-01 </text:p>
          </table:table-cell>
          <table:table-cell/>
          <table:table-cell office:value-type="string">
            <text:p><text:s/>0.553E-01</text:p>
          </table:table-cell>
          <table:table-cell/>
        </table:table-row>
        <table:table-row table:style-name="ro1">
          <table:table-cell table:number-columns-repeated="3" office:value-type="float" office:value="10">
            <text:p>10</text:p>
          </table:table-cell>
          <table:table-cell/>
          <table:table-cell office:value-type="string">
            <text:p><text:s/>0.843E-03 </text:p>
          </table:table-cell>
          <table:table-cell table:formula="of:=LOG([.E15]/[.E16];2)" office:value-type="float" office:value="3.99055655929042">
            <text:p>3.9905565593</text:p>
          </table:table-cell>
          <table:table-cell office:value-type="string">
            <text:p><text:s/>0.119E-02 </text:p>
          </table:table-cell>
          <table:table-cell table:formula="of:=LOG([.G15]/[.G16];2)" office:value-type="float" office:value="3.91896342790909">
            <text:p>3.9189634279</text:p>
          </table:table-cell>
          <table:table-cell office:value-type="string">
            <text:p><text:s/>0.358E-02</text:p>
          </table:table-cell>
          <table:table-cell table:formula="of:=LOG([.I15]/[.I16];2)" office:value-type="float" office:value="3.94924798785781">
            <text:p>3.9492479879</text:p>
          </table:table-cell>
        </table:table-row>
        <table:table-row table:style-name="ro1">
          <table:table-cell table:number-columns-repeated="3" office:value-type="float" office:value="20">
            <text:p>20</text:p>
          </table:table-cell>
          <table:table-cell/>
          <table:table-cell office:value-type="string">
            <text:p><text:s/>0.507E-04 </text:p>
          </table:table-cell>
          <table:table-cell table:formula="of:=LOG([.E16]/[.E17];2)" office:value-type="float" office:value="4.0554749788261">
            <text:p>4.0554749788</text:p>
          </table:table-cell>
          <table:table-cell office:value-type="string">
            <text:p><text:s/>0.741E-04 </text:p>
          </table:table-cell>
          <table:table-cell table:formula="of:=LOG([.G16]/[.G17];2)" office:value-type="float" office:value="4.00534422077684">
            <text:p>4.0053442208</text:p>
          </table:table-cell>
          <table:table-cell office:value-type="string">
            <text:p><text:s/>0.234E-03</text:p>
          </table:table-cell>
          <table:table-cell table:formula="of:=LOG([.I16]/[.I17];2)" office:value-type="float" office:value="3.93537915256821">
            <text:p>3.9353791526</text:p>
          </table:table-cell>
        </table:table-row>
        <table:table-row table:style-name="ro1">
          <table:table-cell table:number-columns-repeated="3" office:value-type="float" office:value="40">
            <text:p>40</text:p>
          </table:table-cell>
          <table:table-cell/>
          <table:table-cell office:value-type="string">
            <text:p><text:s/>0.307E-05 </text:p>
          </table:table-cell>
          <table:table-cell table:formula="of:=LOG([.E17]/[.E18];2)" office:value-type="float" office:value="4.04567518652052">
            <text:p>4.0456751865</text:p>
          </table:table-cell>
          <table:table-cell office:value-type="string">
            <text:p><text:s/>0.457E-05 </text:p>
          </table:table-cell>
          <table:table-cell table:formula="of:=LOG([.G17]/[.G18];2)" office:value-type="float" office:value="4.01920747213513">
            <text:p>4.0192074721</text:p>
          </table:table-cell>
          <table:table-cell office:value-type="string">
            <text:p><text:s/>0.147E-04</text:p>
          </table:table-cell>
          <table:table-cell table:formula="of:=LOG([.I17]/[.I18];2)" office:value-type="float" office:value="3.9926204696344">
            <text:p>3.9926204696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style-name="ce2" office:value-type="string" table:number-columns-spanned="10" table:number-rows-spanned="1">
            <text:p>Centred sphere 4th order central s=2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number-columns-repeated="3" office:value-type="float" office:value="20">
            <text:p>20</text:p>
          </table:table-cell>
          <table:table-cell office:value-type="string">
            <text:p><text:s/>0.105E+01 </text:p>
          </table:table-cell>
          <table:table-cell office:value-type="string">
            <text:p><text:s/>0.775E-03 </text:p>
          </table:table-cell>
          <table:table-cell/>
          <table:table-cell office:value-type="string">
            <text:p><text:s/>0.260E-02 </text:p>
          </table:table-cell>
          <table:table-cell/>
          <table:table-cell office:value-type="string">
            <text:p><text:s/>0.171E-01</text:p>
          </table:table-cell>
          <table:table-cell/>
        </table:table-row>
        <table:table-row table:style-name="ro1">
          <table:table-cell table:number-columns-repeated="3" office:value-type="float" office:value="40">
            <text:p>40</text:p>
          </table:table-cell>
          <table:table-cell office:value-type="string">
            <text:p><text:s/>0.101E+01 </text:p>
          </table:table-cell>
          <table:table-cell office:value-type="string">
            <text:p><text:s/>0.209E-03 </text:p>
          </table:table-cell>
          <table:table-cell table:formula="of:=LOG([.E22]/[.E23];2)" office:value-type="float" office:value="1.89069336808072">
            <text:p>1.8906933681</text:p>
          </table:table-cell>
          <table:table-cell office:value-type="string">
            <text:p><text:s/>0.514E-03 </text:p>
          </table:table-cell>
          <table:table-cell table:formula="of:=LOG([.G22]/[.G23];2)" office:value-type="float" office:value="2.33867135872194">
            <text:p>2.3386713587</text:p>
          </table:table-cell>
          <table:table-cell office:value-type="string">
            <text:p><text:s/>0.320E-02</text:p>
          </table:table-cell>
          <table:table-cell table:formula="of:=LOG([.I22]/[.I23];2)" office:value-type="float" office:value="2.4178525148859">
            <text:p>2.4178525149</text:p>
          </table:table-cell>
        </table:table-row>
        <table:table-row table:style-name="ro1">
          <table:table-cell table:number-columns-repeated="3" office:value-type="float" office:value="80">
            <text:p>80</text:p>
          </table:table-cell>
          <table:table-cell office:value-type="string">
            <text:p><text:s/>0.100E+01 </text:p>
          </table:table-cell>
          <table:table-cell office:value-type="string">
            <text:p><text:s/>0.357E-04 </text:p>
          </table:table-cell>
          <table:table-cell table:formula="of:=LOG([.E23]/[.E24];2)" office:value-type="float" office:value="2.54950696293915">
            <text:p>2.5495069629</text:p>
          </table:table-cell>
          <table:table-cell office:value-type="string">
            <text:p><text:s/>0.101E-03 </text:p>
          </table:table-cell>
          <table:table-cell table:formula="of:=LOG([.G23]/[.G24];2)" office:value-type="float" office:value="2.34741306644208">
            <text:p>2.3474130664</text:p>
          </table:table-cell>
          <table:table-cell office:value-type="string">
            <text:p><text:s/>0.132E-02</text:p>
          </table:table-cell>
          <table:table-cell table:formula="of:=LOG([.I23]/[.I24];2)" office:value-type="float" office:value="1.27753397552891">
            <text:p>1.2775339755</text:p>
          </table:table-cell>
        </table:table-row>
        <table:table-row table:style-name="ro3" table:number-rows-repeated="2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style-name="ce1" office:value-type="string" table:number-columns-spanned="10" table:number-rows-spanned="1">
            <text:p>Centred cosine density 4th order centred s=2 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number-columns-repeated="3" office:value-type="float" office:value="20">
            <text:p>20</text:p>
          </table:table-cell>
          <table:table-cell office:value-type="string">
            <text:p><text:s/>0.665E+00 </text:p>
          </table:table-cell>
          <table:table-cell office:value-type="string">
            <text:p><text:s/>0.416E-02 </text:p>
          </table:table-cell>
          <table:table-cell/>
          <table:table-cell office:value-type="string">
            <text:p><text:s/>0.155E-01 </text:p>
          </table:table-cell>
          <table:table-cell/>
          <table:table-cell office:value-type="string">
            <text:p><text:s/>0.953E-01</text:p>
          </table:table-cell>
          <table:table-cell/>
        </table:table-row>
        <table:table-row table:style-name="ro1">
          <table:table-cell table:number-columns-repeated="3" office:value-type="float" office:value="40">
            <text:p>40</text:p>
          </table:table-cell>
          <table:table-cell office:value-type="string">
            <text:p><text:s/>0.641E+00 </text:p>
          </table:table-cell>
          <table:table-cell office:value-type="string">
            <text:p><text:s/>0.101E-02 </text:p>
          </table:table-cell>
          <table:table-cell table:formula="of:=LOG([.E28]/[.E29];2)" office:value-type="float" office:value="2.0422282353893">
            <text:p>2.0422282354</text:p>
          </table:table-cell>
          <table:table-cell office:value-type="string">
            <text:p><text:s/>0.411E-02 </text:p>
          </table:table-cell>
          <table:table-cell table:formula="of:=LOG([.G28]/[.G29];2)" office:value-type="float" office:value="1.91505791647992">
            <text:p>1.9150579165</text:p>
          </table:table-cell>
          <table:table-cell office:value-type="string">
            <text:p><text:s/>0.399E-01</text:p>
          </table:table-cell>
          <table:table-cell table:formula="of:=LOG([.I28]/[.I29];2)" office:value-type="float" office:value="1.2560874676876">
            <text:p>1.2560874677</text:p>
          </table:table-cell>
        </table:table-row>
        <table:table-row table:style-name="ro1">
          <table:table-cell table:number-columns-repeated="3" office:value-type="float" office:value="80">
            <text:p>80</text:p>
          </table:table-cell>
          <table:table-cell office:value-type="string">
            <text:p><text:s/>0.637E+00 </text:p>
          </table:table-cell>
          <table:table-cell office:value-type="string">
            <text:p><text:s/>0.679E-03 </text:p>
          </table:table-cell>
          <table:table-cell table:formula="of:=LOG([.E29]/[.E30];2)" office:value-type="float" office:value="0.572871813394425">
            <text:p>0.5728718134</text:p>
          </table:table-cell>
          <table:table-cell office:value-type="string">
            <text:p><text:s/>0.346E-02 </text:p>
          </table:table-cell>
          <table:table-cell table:formula="of:=LOG([.G29]/[.G30];2)" office:value-type="float" office:value="0.248366356044958">
            <text:p>0.248366356</text:p>
          </table:table-cell>
          <table:table-cell office:value-type="string">
            <text:p><text:s/>0.504E-01</text:p>
          </table:table-cell>
          <table:table-cell table:formula="of:=LOG([.I29]/[.I30];2)" office:value-type="float" office:value="-0.337034987277571">
            <text:p>-0.3370349873</text:p>
          </table:table-cell>
        </table:table-row>
        <table:table-row table:style-name="ro3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noy </meta:initial-creator>
    <meta:creation-date>2014-08-02T16:32:27</meta:creation-date>
    <dc:date>2014-11-07T13:30:41</dc:date>
    <dc:creator>ninoy </dc:creator>
    <meta:editing-duration>PT19H42M9S</meta:editing-duration>
    <meta:editing-cycles>55</meta:editing-cycles>
    <meta:generator>LibreOffice/3.5$Linux_X86_64 LibreOffice_project/350m1$Build-2</meta:generator>
    <meta:document-statistic meta:table-count="5" meta:cell-count="737" meta:object-count="0"/>
  </office:meta>
</office:document-meta>
</file>